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language="ru" fo:country="RU"/>
    </style:style>
    <style:style style:name="P11" style:family="paragraph" style:parent-style-name="Основной_20_текст_20_2" style:master-page-name="">
      <style:paragraph-properties fo:margin-left="0cm" fo:margin-right="0cm" fo:text-align="justify" style:justify-single-word="false" fo:hyphenation-ladder-count="no-limit" fo:text-indent="1cm" style:auto-text-indent="false" style:page-number="auto" style:text-autospace="none" style:vertical-align="auto"/>
      <style:text-properties fo:font-size="14pt" style:font-size-asian="14pt" style:font-size-complex="14pt" fo:hyphenate="false" fo:hyphenation-remain-char-count="0" fo:hyphenation-push-char-count="0"/>
    </style:style>
    <style:style style:name="P12" style:family="paragraph" style:parent-style-name="Основной_20_текст_20_2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text-autospace="none" style:vertical-align="auto"/>
      <style:text-properties fo:hyphenate="false" fo:hyphenation-remain-char-count="0" fo:hyphenation-push-char-count="0"/>
    </style:style>
    <style:style style:name="P13" style:family="paragraph" style:parent-style-name="Text_20_body">
      <style:paragraph-properties fo:margin-left="0cm" fo:margin-right="0cm" fo:text-indent="1.245cm" style:auto-text-indent="false"/>
    </style:style>
    <style:style style:name="P14" style:family="paragraph" style:parent-style-name="Text_20_body">
      <style:paragraph-properties fo:margin-top="0cm" fo:margin-bottom="0cm" fo:line-height="200%" fo:text-align="justify" style:justify-single-word="false"/>
    </style:style>
    <style:style style:name="P15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6" style:family="paragraph" style:parent-style-name="Text_20_body">
      <style:text-properties style:font-name="Consolas" fo:font-size="10pt" fo:language="ru" fo:country="RU" style:font-size-asian="10pt" style:font-size-complex="10pt"/>
    </style:style>
    <style:style style:name="P17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ru" fo:country="RU" style:font-size-asian="14pt"/>
    </style:style>
    <style:style style:name="T5" style:family="text">
      <style:text-properties fo:font-size="14pt" fo:language="ru" fo:country="RU" fo:font-weight="bold" style:font-size-asian="14pt" style:font-weight-asian="bold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color="#000000" style:font-name="Times New Roman" fo:font-size="14pt" fo:language="en" fo:country="US" fo:font-weight="normal" style:letter-kerning="false" style:font-size-asian="14pt" style:font-weight-asian="normal" style:font-name-complex="Myriad Pro" style:font-size-complex="14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style:font-name="Consolas" fo:font-size="10pt" fo:language="ru" fo:country="RU" style:font-size-asian="10pt" style:font-size-complex="10pt"/>
    </style:style>
    <style:style style:name="T15" style:family="text">
      <style:text-properties style:font-name="Consolas" fo:font-size="10pt" fo:language="en" fo:country="US" style:font-size-asian="10pt" style:font-size-complex="10pt"/>
    </style:style>
    <style:style style:name="T16" style:family="text">
      <style:text-properties style:font-name="Times New Roman" fo:font-size="14pt" fo:language="ru" fo:country="RU" style:font-size-asian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en" fo:country="US" style:font-size-asian="14pt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style:font-name="Times New Roman" fo:font-size="10pt" fo:language="en" fo:country="US" style:font-size-asian="10pt" style:font-size-complex="10pt"/>
    </style:style>
    <style:style style:name="T21" style:family="text">
      <style:text-properties style:font-name="Times New Roman" fo:font-size="10pt" fo:language="ru" fo:country="RU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 6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4">Язык и технология программирования </text:span></text:span><text:span text:style-name="Основной_20_шрифт_20_абзаца"><text:span text:style-name="T10">(</text:span></text:span><text:span text:style-name="Основной_20_шрифт_20_абзаца"><text:span text:style-name="T4">ч. </text:span></text:span><text:span text:style-name="Основной_20_шрифт_20_абзаца"><text:span text:style-name="T10">II)</text:span></text:span><text:span text:style-name="Основной_20_шрифт_20_абзаца"><text:span text:style-name="T3">»</text:span></text:span></text:p>
      <text:p text:style-name="P2"/>
      <text:p text:style-name="P2"/>
      <text:p text:style-name="P2"><text:span text:style-name="Основной_20_шрифт_20_абзаца"><text:span text:style-name="T8">Тема: </text:span></text:span><text:span text:style-name="Основной_20_шрифт_20_абзаца"><text:span text:style-name="T5">Процессы и подпроцессы. Сериализация объектов</text:span></text:span><text:span text:style-name="Основной_20_шрифт_20_абзаца"><text:span text:style-name="T7">.</text:span></text:span></text:p>
      <text:p text:style-name="P8"/>
      <text:p text:style-name="P8"/>
      <text:p text:style-name="P8"/>
      <text:p text:style-name="P8"><text:span text:style-name="Основной_20_шрифт_20_абзаца"><text:span text:style-name="T3">Студент группы </text:span></text:span><text:span text:style-name="Основной_20_шрифт_20_абзаца"><text:span text:style-name="T4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4">Э. Ю. Азымов</text:span></text:span></text:p>
      <text:p text:style-name="P8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4"> </text:span></text:span><text:span text:style-name="Основной_20_шрифт_20_абзаца"><text:span text:style-name="T3">И. Тимошенко,</text:span></text:span></text:p>
      <text:p text:style-name="P8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4"> </text:span></text:span><text:span text:style-name="Основной_20_шрифт_20_абзаца"><text:span text:style-name="T3">т.</text:span></text:span><text:span text:style-name="Основной_20_шрифт_20_абзаца"><text:span text:style-name="T4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4">17</text:span></text:span></text:p>
      <text:p text:style-name="P5"><text:soft-page-break/>СОДЕРЖАНИЕ</text:p>
      <text:p text:style-name="P2"/>
      <text:p text:style-name="P14"><text:span text:style-name="Основной_20_шрифт_20_абзаца"><text:span text:style-name="T6">1 </text:span></text:span><text:span text:style-name="Основной_20_шрифт_20_абзаца"><text:span text:style-name="T9">Постановка задачи</text:span></text:span></text:p>
      <text:p text:style-name="P11">Изучите в лекции <text:span text:style-name="T13">№ </text:span>15 подраздел “Согласование работы нескольких подпроцессов” (15-19). Согласуйте подпроцессы описанным способом. <text:s/>Сравните этот способ с вариантом, где согласование осуществляется способом, описанным в подразделе “Каналы обмена информацией” (<text:span text:style-name="T12">c</text:span>. 22-24). </text:p>
      <text:p text:style-name="P12"><text:span text:style-name="Основной_20_шрифт_20_абзаца"><text:span text:style-name="T11">В примере, приведенном на с. 31 лекции 15, не предусмотрено форматирование вывода: если часы, минуты, секунды меньше 10, то под них отводится одна цифра, а не две (как в цифровых часах). Как это можно поправить?</text:span></text:span></text:p>
      <text:p text:style-name="P10"/>
      <text:p text:style-name="P6">2 Анализ поставленной задачи</text:p>
      <text:p text:style-name="P13"><text:span text:style-name="Основной_20_шрифт_20_абзаца"><text:span text:style-name="T4">Для решения поставленных задач необходимо изучить два способа согласования подпроцессов, описать какие плюсы и минусы есть ук аждого способа. Так же нужно изучить форматирование вывода дат.</text:span></text:span></text:p>
      <text:p text:style-name="Text_20_body"/>
      <text:p text:style-name="P6">3 Описание исходных текстов программы</text:p>
      <text:p text:style-name="P17">Класс <text:span text:style-name="T12">SerDate.java:</text:span></text:p>
      <text:p text:style-name="P16"><text:span text:style-name="T12">class SerDate {</text:span></text:p>
      <text:p text:style-name="P16"><text:span text:style-name="T12"/></text:p>
      <text:p text:style-name="P16"><text:span text:style-name="T12"><text:s text:c="4"/>public static void main(String[] args) throws Exception {</text:span></text:p>
      <text:p text:style-name="P16"><text:span text:style-name="T12"><text:s text:c="8"/>GregorianCalendar d = new GregorianCalendar();</text:span></text:p>
      <text:p text:style-name="P16"><text:span text:style-name="T12"><text:s text:c="8"/>ObjectOutputStream oos = new ObjectOutputStream(new FileOutputStream("date.ser"));</text:span></text:p>
      <text:p text:style-name="P16"><text:span text:style-name="T12"><text:s text:c="8"/></text:span></text:p>
      <text:p text:style-name="P16"><text:span text:style-name="T12"><text:s text:c="8"/>oos.writeObject(d);</text:span></text:p>
      <text:p text:style-name="P16"><text:span text:style-name="T12"><text:s text:c="8"/>oos.flush();</text:span></text:p>
      <text:p text:style-name="P16"><text:span text:style-name="T12"><text:s text:c="8"/>oos.close();</text:span></text:p>
      <text:p text:style-name="P16"><text:span text:style-name="T12"><text:s text:c="8"/></text:span></text:p>
      <text:p text:style-name="P16"><text:span text:style-name="T12"><text:s text:c="8"/>Thread.sleep(1000);</text:span></text:p>
      <text:p text:style-name="P16"><text:span text:style-name="T12"><text:s text:c="8"/>ObjectInputStream ois = new ObjectInputStream(new FileInputStream("date.ser"));</text:span></text:p>
      <text:p text:style-name="P16"><text:span text:style-name="T12"><text:s text:c="8"/>GregorianCalendar oldDate = (GregorianCalendar) ois.readObject();</text:span></text:p>
      <text:p text:style-name="P16"><text:span text:style-name="T12"><text:s text:c="8"/>SimpleDateFormat sdf = new SimpleDateFormat("HH:mm:ss");</text:span></text:p>
      <text:p text:style-name="P16"><text:span text:style-name="T12"><text:s text:c="8"/></text:span></text:p>
      <text:p text:style-name="P16"><text:span text:style-name="T12"><text:s text:c="8"/>ois.close();</text:span></text:p>
      <text:p text:style-name="P16"><text:span text:style-name="T12"><text:s text:c="8"/></text:span></text:p>
      <text:p text:style-name="P16"><text:span text:style-name="T12"><text:s text:c="8"/>GregorianCalendar newDate = new GregorianCalendar();</text:span></text:p>
      <text:p text:style-name="P16"><text:span text:style-name="T12"><text:s text:c="8"/></text:span></text:p>
      <text:p text:style-name="P16"><text:soft-page-break/><text:span text:style-name="T12"><text:s text:c="8"/>System.out.println(</text:span></text:p>
      <text:p text:style-name="P16"><text:span text:style-name="T12"><text:s text:c="12"/>"Old time = "</text:span></text:p>
      <text:p text:style-name="P16"><text:span text:style-name="T12"><text:s text:c="12"/>+ sdf.format(oldDate.getTime()) +</text:span></text:p>
      <text:p text:style-name="P16"><text:span text:style-name="T12"><text:s text:c="12"/>"\nNew time = " + sdf.format(newDate.getTime())</text:span></text:p>
      <text:p text:style-name="P16"><text:span text:style-name="T12"><text:s text:c="8"/>);</text:span></text:p>
      <text:p text:style-name="P16"><text:span text:style-name="T12"><text:s text:c="4"/>}</text:span></text:p>
      <text:p text:style-name="P16"><text:span text:style-name="T12">}</text:span></text:p>
      <text:p text:style-name="P9"/>
      <text:p text:style-name="P7">Заключение</text:p>
      <text:p text:style-name="P18"><text:span text:style-name="Основной_20_шрифт_20_абзаца"><text:span text:style-name="T4">В результате выполнения лабораторной работы были рассмотрены два варианта использования подпроцессов и работа с форматированием вывода дат.</text:span></text:span></text:p>
      <text:p text:style-name="P18"><text:span text:style-name="Основной_20_шрифт_20_абзаца"><text:span text:style-name="T4">В первом варианте используется паттерн </text:span></text:span><text:span text:style-name="Основной_20_шрифт_20_абзаца"><text:span text:style-name="T10">Producer-Consumer</text:span></text:span><text:span text:style-name="Основной_20_шрифт_20_абзаца"><text:span text:style-name="T4">. Треды реализуются через реализацию методов </text:span></text:span><text:span text:style-name="Основной_20_шрифт_20_абзаца"><text:span text:style-name="T10">run</text:span></text:span><text:span text:style-name="Основной_20_шрифт_20_абзаца"><text:span text:style-name="T4">. Этот вариант использует «костыль» в виде флага «</text:span></text:span><text:span text:style-name="Основной_20_шрифт_20_абзаца"><text:span text:style-name="T10">ready</text:span></text:span><text:span text:style-name="Основной_20_шрифт_20_абзаца"><text:span text:style-name="T4">», назначение и использование которого скорее всего будет непонятно человеку пытающемуся разобраться в коде.</text:span></text:span></text:p>
      <text:p text:style-name="P18"><text:span text:style-name="Основной_20_шрифт_20_абзаца"><text:span text:style-name="T4">Во втором варианте использования подпроцессов используются два класса, <text:s/>таргет и источник, наследующиеся от </text:span></text:span><text:span text:style-name="Основной_20_шрифт_20_абзаца"><text:span text:style-name="T10">Thread. </text:span></text:span><text:span text:style-name="Основной_20_шрифт_20_абзаца"><text:span text:style-name="T4">С помощью </text:span></text:span><text:span text:style-name="Основной_20_шрифт_20_абзаца"><text:span text:style-name="T10">PipedWriter </text:span></text:span><text:span text:style-name="Основной_20_шрифт_20_абзаца"><text:span text:style-name="T4">класс-источник посылает сообщения, класс-таргет принимает сообщения с помощью </text:span></text:span><text:span text:style-name="Основной_20_шрифт_20_абзаца"><text:span text:style-name="T10">PipedReader. </text:span></text:span><text:span text:style-name="Основной_20_шрифт_20_абзаца"><text:span text:style-name="T4">Этот вариант отличается от первого меньшим количеством кода, а так же тем, что код более чистый и очевидный.</text:span></text:span></text:p>
      <text:p text:style-name="P18"><text:span text:style-name="Основной_20_шрифт_20_абзаца"><text:span text:style-name="T4">Во в</text:span></text:span><text:span text:style-name="Основной_20_шрифт_20_абзаца"><text:span text:style-name="T17">тором примере в классе </text:span></text:span><text:span text:style-name="Основной_20_шрифт_20_абзаца"><text:span text:style-name="T19">SerDate.java </text:span></text:span><text:span text:style-name="Основной_20_шрифт_20_абзаца"><text:span text:style-name="T17">использовалась сериализация и десериализация инстанса класса «</text:span></text:span><text:span text:style-name="Основной_20_шрифт_20_абзаца"><text:span text:style-name="T19">GregorianCalendar</text:span></text:span><text:span text:style-name="Основной_20_шрифт_20_абзаца"><text:span text:style-name="T17">»</text:span></text:span><text:span text:style-name="Основной_20_шрифт_20_абзаца"><text:span text:style-name="T19">, </text:span></text:span><text:span text:style-name="Основной_20_шрифт_20_абзаца"><text:span text:style-name="T17">далее десериализованный объект был отформатирован c помощью класса </text:span></text:span><text:span text:style-name="Основной_20_шрифт_20_абзаца"><text:span text:style-name="T19">SimpleDateFormat </text:span></text:span><text:span text:style-name="Основной_20_шрифт_20_абзаца"><text:span text:style-name="T17">и выве</text:span></text:span><text:span text:style-name="Основной_20_шрифт_20_абзаца"><text:span text:style-name="T19">ден</text:span></text:span><text:span text:style-name="Основной_20_шрифт_20_абзаца"><text:span text:style-name="T17"> в консоль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3-20T17:40:26.14</dc:date>
    <meta:editing-cycles>42</meta:editing-cycles>
    <meta:editing-duration>PT4H18M21S</meta:editing-duration>
    <dc:creator>  </dc:creator>
    <meta:document-statistic meta:table-count="0" meta:image-count="0" meta:object-count="0" meta:page-count="3" meta:paragraph-count="50" meta:word-count="352" meta:character-count="302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